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office:version="1.2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Hg Mincho L" svg:font-family="'Hg Mincho L'" style:font-family-generic="system" style:font-pitch="variable"/>
    <style:font-face style:name="LucidaSans" svg:font-family="Lucida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xmlns:foo="uri:" xhtml:about="uri:foo" xhtml:property="foo:bar">1</text:p>
      <text:p xmlns:bar="uri:" xmlns:foo="uri:" xhtml:about="[bar:foo]" xhtml:property="foo:bar">2</text:p>
      <text:p xmlns:foo="uri:" xhtml:about="[_:foo]" xhtml:property="foo:bar">3</text:p>
      <text:p xmlns:foo="uri:" xhtml:about="[_:bar]" xhtml:property="foo:bar">4</text:p>
      <text:p xmlns:foo="uri:" xhtml:about="[_:foo]" xhtml:property="foo:bar">5</text:p>
      <text:p xmlns:foo="uri:" xhtml:about="uri:foo" xhtml:property="foo:bar foo:baz">6</text:p>
      <text:p xmlns:foo="uri:" xhtml:about="uri:foo" xhtml:property=" foo:bar   foo:baz  foo:foo ">7</text:p>
      <text:p xmlns:foo="uri:" xhtml:about="uri:foo" xhtml:property="foo:bar" xhtml:content="a fooish bar">8</text:p>
      <text:p xmlns:foo="uri:" xhtml:about="uri:foo" xhtml:property="foo:bar" xhtml:content="a fooish bar" xhtml:datatype="">9</text:p>
      <text:p xmlns:foo="uri:" xhtml:about="uri:foo" xhtml:property="foo:bar" xhtml:content="a fooish bar" xhtml:datatype="foo:bar">10</text:p>
      <text:p xmlns:foo="uri:" xhtml:about="uri:foo" xhtml:property="foo:bar" xhtml:datatype="foo:bar">11</text:p>
      <text:p xmlns:foo="uri:" xhtml:about="" xhtml:property="foo:bar">12</text:p>
      <text:p xmlns:foo="uri:" xhtml:about="uri:foo" xhtml:property="foo:bar" xhtml:content="a fooish bar" xhtml:datatype="_:foo"><!-- datatype invalid -->13</text:p>
      <text:p xmlns:foo="uri:" xhtml:about="uri:foo" xhtml:property="foo:bar" xhtml:content="a fooish bar" xhtml:datatype="http://example.org/foo"><!-- datatype invalid -->14</text:p>
      <text:p xhtml:about="uri:foo"><!-- invalid: no property -->15</text:p>
      <text:p xmlns:foo="uri:" xhtml:property="foo:bar"><!-- invalid: no about -->16</text:p>
      <text:p xmlns:foo="uri:" xhtml:about="[]" xhtml:property="foo:bar"><!-- invalid -->17</text:p>
      <text:p xmlns:foo="uri:" xhtml:about="[uri:foo]" xhtml:property="foo:bar"><!-- invalid -->18</text:p>
      <text:p xmlns:foo="uri:" xhtml:about="_:foo" xhtml:property="foo:bar"><!-- invalid -->19</text:p>
      <text:p xhtml:about="uri:foo" xhtml:property=""><!-- invalid -->20</text:p>
      <text:p xhtml:about="uri:foo" xhtml:property="_:foo"><!-- invalid -->21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Hg Mincho L" svg:font-family="'Hg Mincho L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Hg Mincho L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erl-Hainz Mustermann</meta:initial-creator>
    <meta:creation-date>2008-12-01T18:34:24</meta:creation-date>
    <meta:document-statistic meta:table-count="0" meta:image-count="0" meta:object-count="0" meta:page-count="1" meta:paragraph-count="1" meta:word-count="1" meta:character-count="1"/>
    <dc:date>2008-12-01T18:34:53</dc:date>
    <dc:creator>Kerl-Hainz Mustermann</dc:creator>
    <meta:editing-duration>PT00H00M33S</meta:editing-duration>
    <meta:editing-cycles>1</meta:editing-cycles>
    <meta:generator>StarOffice/9$Solaris_Sparc OpenOffice.org_project/300m11$Build-9366</meta:generator>
  </office:meta>
</office:document-meta>
</file>